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uxieme_exp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634090738693" calcext:value-type="float">
            <text:p>0.205634090738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750347280797" calcext:value-type="float">
            <text:p>0.15675034728079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046729532313" calcext:value-type="float">
            <text:p>0.119046729532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0495679096856" calcext:value-type="float">
            <text:p>0.0830495679096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93708442435407" calcext:value-type="float">
            <text:p>0.293708442435407</text:p>
          </table:table-cell>
          <table:table-cell office:value-type="float" office:value="0" calcext:value-type="float">
            <text:p>0</text:p>
          </table:table-cell>
          <table:table-cell office:value-type="float" office:value="0.222390605463964" calcext:value-type="float">
            <text:p>0.222390605463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2386633858134" calcext:value-type="float">
            <text:p>0.20238663385813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62499095867857" calcext:value-type="float">
            <text:p>0.662499095867857</text:p>
          </table:table-cell>
          <table:table-cell office:value-type="float" office:value="0" calcext:value-type="float">
            <text:p>0</text:p>
          </table:table-cell>
          <table:table-cell office:value-type="float" office:value="0.466899450519572" calcext:value-type="float">
            <text:p>0.466899450519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879730030285" calcext:value-type="float">
            <text:p>0.3498797300302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758920922763292" calcext:value-type="float">
            <text:p>0.758920922763292</text:p>
          </table:table-cell>
          <table:table-cell office:value-type="float" office:value="0.306680694233178" calcext:value-type="float">
            <text:p>0.306680694233178</text:p>
          </table:table-cell>
          <table:table-cell office:value-type="float" office:value="0.817588625672155" calcext:value-type="float">
            <text:p>0.817588625672155</text:p>
          </table:table-cell>
          <table:table-cell office:value-type="float" office:value="0.207827695226514" calcext:value-type="float">
            <text:p>0.207827695226514</text:p>
          </table:table-cell>
          <table:table-cell office:value-type="float" office:value="0.224006427810236" calcext:value-type="float">
            <text:p>0.224006427810236</text:p>
          </table:table-cell>
          <table:table-cell office:value-type="float" office:value="0.680515108032646" calcext:value-type="float">
            <text:p>0.6805151080326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322251295459698" calcext:value-type="float">
            <text:p>0.322251295459698</text:p>
          </table:table-cell>
          <table:table-cell office:value-type="float" office:value="0" calcext:value-type="float">
            <text:p>0</text:p>
          </table:table-cell>
          <table:table-cell office:value-type="float" office:value="0.579909544299242" calcext:value-type="float">
            <text:p>0.579909544299242</text:p>
          </table:table-cell>
          <table:table-cell office:value-type="float" office:value="0.13589933118557" calcext:value-type="float">
            <text:p>0.13589933118557</text:p>
          </table:table-cell>
          <table:table-cell office:value-type="float" office:value="0.136894202121746" calcext:value-type="float">
            <text:p>0.136894202121746</text:p>
          </table:table-cell>
          <table:table-cell office:value-type="float" office:value="0.517590611283548" calcext:value-type="float">
            <text:p>0.5175906112835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7435812322475" calcext:value-type="float">
            <text:p>0.08974358123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34013716833" calcext:value-type="float">
            <text:p>0.204340137168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3535465313741" calcext:value-type="float">
            <text:p>0.213535465313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82736135099" calcext:value-type="float">
            <text:p>0.2178273613509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20892814629281" calcext:value-type="float">
            <text:p>0.620892814629281</text:p>
          </table:table-cell>
          <table:table-cell office:value-type="float" office:value="0" calcext:value-type="float">
            <text:p>0</text:p>
          </table:table-cell>
          <table:table-cell office:value-type="float" office:value="0.419361086065232" calcext:value-type="float">
            <text:p>0.419361086065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7664219087519" calcext:value-type="float">
            <text:p>0.34766421908751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801103118155056" calcext:value-type="float">
            <text:p>0.801103118155056</text:p>
          </table:table-cell>
          <table:table-cell office:value-type="float" office:value="0" calcext:value-type="float">
            <text:p>0</text:p>
          </table:table-cell>
          <table:table-cell office:value-type="float" office:value="0.605968883533691" calcext:value-type="float">
            <text:p>0.605968883533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730165216943" calcext:value-type="float">
            <text:p>0.53073016521694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96698579052591" calcext:value-type="float">
            <text:p>0.396698579052591</text:p>
          </table:table-cell>
          <table:table-cell office:value-type="float" office:value="0" calcext:value-type="float">
            <text:p>0</text:p>
          </table:table-cell>
          <table:table-cell office:value-type="float" office:value="0.417392463056727" calcext:value-type="float">
            <text:p>0.417392463056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31341491541" calcext:value-type="float">
            <text:p>0.44933134149154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830298601636227" calcext:value-type="float">
            <text:p>0.830298601636227</text:p>
          </table:table-cell>
          <table:table-cell office:value-type="float" office:value="0" calcext:value-type="float">
            <text:p>0</text:p>
          </table:table-cell>
          <table:table-cell office:value-type="float" office:value="0.698487269871455" calcext:value-type="float">
            <text:p>0.698487269871455</text:p>
          </table:table-cell>
          <table:table-cell office:value-type="float" office:value="0.326087403593468" calcext:value-type="float">
            <text:p>0.326087403593468</text:p>
          </table:table-cell>
          <table:table-cell office:value-type="float" office:value="0.403976097136168" calcext:value-type="float">
            <text:p>0.403976097136168</text:p>
          </table:table-cell>
          <table:table-cell office:value-type="float" office:value="0.553324736486577" calcext:value-type="float">
            <text:p>0.5533247364865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53318542965169" calcext:value-type="float">
            <text:p>0.353318542965169</text:p>
          </table:table-cell>
          <table:table-cell office:value-type="float" office:value="0" calcext:value-type="float">
            <text:p>0</text:p>
          </table:table-cell>
          <table:table-cell office:value-type="float" office:value="0.458407755699879" calcext:value-type="float">
            <text:p>0.458407755699879</text:p>
          </table:table-cell>
          <table:table-cell office:value-type="float" office:value="0" calcext:value-type="float">
            <text:p>0</text:p>
          </table:table-cell>
          <table:table-cell office:value-type="float" office:value="0.121258442707373" calcext:value-type="float">
            <text:p>0.121258442707373</text:p>
          </table:table-cell>
          <table:table-cell office:value-type="float" office:value="0.344232491479131" calcext:value-type="float">
            <text:p>0.34423249147913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9793667044567" calcext:value-type="float">
            <text:p>0.011979366704457</text:p>
          </table:table-cell>
          <table:table-cell office:value-type="float" office:value="0.00922594106697646" calcext:value-type="float">
            <text:p>0.00922594106697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01358256968185" calcext:value-type="float">
            <text:p>0.901358256968185</text:p>
          </table:table-cell>
          <table:table-cell office:value-type="float" office:value="0" calcext:value-type="float">
            <text:p>0</text:p>
          </table:table-cell>
          <table:table-cell office:value-type="float" office:value="0.610738183861212" calcext:value-type="float">
            <text:p>0.610738183861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191680592978" calcext:value-type="float">
            <text:p>0.45119168059297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1325498369523" calcext:value-type="float">
            <text:p>0.15132549836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827243994144" calcext:value-type="float">
            <text:p>0.19882724399414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7624593092986" calcext:value-type="float">
            <text:p>0.127624593092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4013814373402" calcext:value-type="float">
            <text:p>0.0994013814373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7137828988994" calcext:value-type="float">
            <text:p>0.33713782898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502255164092" calcext:value-type="float">
            <text:p>0.25350225516409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79094642825" calcext:value-type="float">
            <text:p>0.175079094642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389899007953" calcext:value-type="float">
            <text:p>0.140389899007953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34369956256467" calcext:value-type="float">
            <text:p>0.834369956256467</text:p>
          </table:table-cell>
          <table:table-cell office:value-type="float" office:value="0.190493735616873" calcext:value-type="float">
            <text:p>0.190493735616873</text:p>
          </table:table-cell>
          <table:table-cell office:value-type="float" office:value="0.251144632677963" calcext:value-type="float">
            <text:p>0.251144632677963</text:p>
          </table:table-cell>
          <table:table-cell office:value-type="float" office:value="0.783772507963032" calcext:value-type="float">
            <text:p>0.7837725079630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61029855245865" calcext:value-type="float">
            <text:p>0.561029855245865</text:p>
          </table:table-cell>
          <table:table-cell office:value-type="float" office:value="0" calcext:value-type="float">
            <text:p>0</text:p>
          </table:table-cell>
          <table:table-cell office:value-type="float" office:value="0.381458675335746" calcext:value-type="float">
            <text:p>0.381458675335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884663180173" calcext:value-type="float">
            <text:p>0.277884663180173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9929267029182" calcext:value-type="float">
            <text:p>0.999929267029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00439627717" calcext:value-type="float">
            <text:p>0.9970043962771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85684898417464" calcext:value-type="float">
            <text:p>0.018568489841747</text:p>
          </table:table-cell>
          <table:table-cell office:value-type="float" office:value="0.101246802801531" calcext:value-type="float">
            <text:p>0.10124680280153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6155584982372" calcext:value-type="float">
            <text:p>0.18615558498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754576405403" calcext:value-type="float">
            <text:p>0.19575457640540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856865068243" calcext:value-type="float">
            <text:p>0.364856865068243</text:p>
          </table:table-cell>
          <table:table-cell office:value-type="float" office:value="0" calcext:value-type="float">
            <text:p>0</text:p>
          </table:table-cell>
          <table:table-cell office:value-type="float" office:value="0.0134769624252591" calcext:value-type="float">
            <text:p>0.013476962425259</text:p>
          </table:table-cell>
          <table:table-cell office:value-type="float" office:value="0.36922276685245" calcext:value-type="float">
            <text:p>0.3692227668524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81334501034493" calcext:value-type="float">
            <text:p>0.481334501034493</text:p>
          </table:table-cell>
          <table:table-cell office:value-type="float" office:value="0" calcext:value-type="float">
            <text:p>0</text:p>
          </table:table-cell>
          <table:table-cell office:value-type="float" office:value="0.440146674380481" calcext:value-type="float">
            <text:p>0.440146674380481</text:p>
          </table:table-cell>
          <table:table-cell office:value-type="float" office:value="0" calcext:value-type="float">
            <text:p>0</text:p>
          </table:table-cell>
          <table:table-cell office:value-type="float" office:value="0.0616671459412819" calcext:value-type="float">
            <text:p>0.061667145941282</text:p>
          </table:table-cell>
          <table:table-cell office:value-type="float" office:value="0.355668857085162" calcext:value-type="float">
            <text:p>0.35566885708516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28539974334187" calcext:value-type="float">
            <text:p>0.228539974334187</text:p>
          </table:table-cell>
          <table:table-cell office:value-type="float" office:value="0" calcext:value-type="float">
            <text:p>0</text:p>
          </table:table-cell>
          <table:table-cell office:value-type="float" office:value="0.249145526340792" calcext:value-type="float">
            <text:p>0.249145526340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23358681632" calcext:value-type="float">
            <text:p>0.1962335868163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938701052682" calcext:value-type="float">
            <text:p>0.175938701052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156902209783" calcext:value-type="float">
            <text:p>0.12615690220978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168655934879773" calcext:value-type="float">
            <text:p>0.168655934879773</text:p>
          </table:table-cell>
          <table:table-cell office:value-type="float" office:value="0" calcext:value-type="float">
            <text:p>0</text:p>
          </table:table-cell>
          <table:table-cell office:value-type="float" office:value="0.114613631745567" calcext:value-type="float">
            <text:p>0.114613631745567</text:p>
          </table:table-cell>
          <table:table-cell office:value-type="float" office:value="0" calcext:value-type="float">
            <text:p>0</text:p>
          </table:table-cell>
          <table:table-cell office:value-type="float" office:value="0.0411453431064572" calcext:value-type="float">
            <text:p>0.041145343106457</text:p>
          </table:table-cell>
          <table:table-cell office:value-type="float" office:value="0.0822906862129145" calcext:value-type="float">
            <text:p>0.08229068621291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716016625047979" calcext:value-type="float">
            <text:p>0.716016625047979</text:p>
          </table:table-cell>
          <table:table-cell office:value-type="float" office:value="0.283983374952021" calcext:value-type="float">
            <text:p>0.283983374952021</text:p>
          </table:table-cell>
          <table:table-cell office:value-type="float" office:value="0.523919496068394" calcext:value-type="float">
            <text:p>0.523919496068394</text:p>
          </table:table-cell>
          <table:table-cell office:value-type="float" office:value="0.207794653771754" calcext:value-type="float">
            <text:p>0.207794653771754</text:p>
          </table:table-cell>
          <table:table-cell office:value-type="float" office:value="0.164625955195201" calcext:value-type="float">
            <text:p>0.164625955195201</text:p>
          </table:table-cell>
          <table:table-cell office:value-type="float" office:value="0.415076836290444" calcext:value-type="float">
            <text:p>0.41507683629044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22949974558709" calcext:value-type="float">
            <text:p>0.322949974558709</text:p>
          </table:table-cell>
          <table:table-cell office:value-type="float" office:value="0" calcext:value-type="float">
            <text:p>0</text:p>
          </table:table-cell>
          <table:table-cell office:value-type="float" office:value="0.362254797190647" calcext:value-type="float">
            <text:p>0.362254797190647</text:p>
          </table:table-cell>
          <table:table-cell office:value-type="float" office:value="0.170085165487415" calcext:value-type="float">
            <text:p>0.170085165487415</text:p>
          </table:table-cell>
          <table:table-cell office:value-type="float" office:value="0.24049620245685" calcext:value-type="float">
            <text:p>0.24049620245685</text:p>
          </table:table-cell>
          <table:table-cell office:value-type="float" office:value="0.310754885785711" calcext:value-type="float">
            <text:p>0.3107548857857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541404295197" calcext:value-type="float">
            <text:p>0.11054140429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573434815724" calcext:value-type="float">
            <text:p>0.1785734348157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75230988523557" calcext:value-type="float">
            <text:p>0.875230988523557</text:p>
          </table:table-cell>
          <table:table-cell office:value-type="float" office:value="0" calcext:value-type="float">
            <text:p>0</text:p>
          </table:table-cell>
          <table:table-cell office:value-type="float" office:value="0.758663916368328" calcext:value-type="float">
            <text:p>0.75866391636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8686818960445" calcext:value-type="float">
            <text:p>0.7386868189604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10254968078287" calcext:value-type="float">
            <text:p>0.310254968078287</text:p>
          </table:table-cell>
          <table:table-cell office:value-type="float" office:value="0" calcext:value-type="float">
            <text:p>0</text:p>
          </table:table-cell>
          <table:table-cell office:value-type="float" office:value="0.203132420874681" calcext:value-type="float">
            <text:p>0.203132420874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336289530431" calcext:value-type="float">
            <text:p>0.21333628953043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918183604322253" calcext:value-type="float">
            <text:p>0.918183604322253</text:p>
          </table:table-cell>
          <table:table-cell office:value-type="float" office:value="0" calcext:value-type="float">
            <text:p>0</text:p>
          </table:table-cell>
          <table:table-cell office:value-type="float" office:value="0.971646386302366" calcext:value-type="float">
            <text:p>0.971646386302366</text:p>
          </table:table-cell>
          <table:table-cell office:value-type="float" office:value="0.119783905684462" calcext:value-type="float">
            <text:p>0.119783905684462</text:p>
          </table:table-cell>
          <table:table-cell office:value-type="float" office:value="0.174807296356047" calcext:value-type="float">
            <text:p>0.174807296356047</text:p>
          </table:table-cell>
          <table:table-cell office:value-type="float" office:value="0.879357752820988" calcext:value-type="float">
            <text:p>0.879357752820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124629766324" calcext:value-type="float">
            <text:p>0.123124629766324</text:p>
          </table:table-cell>
          <table:table-cell office:value-type="float" office:value="0" calcext:value-type="float">
            <text:p>0</text:p>
          </table:table-cell>
          <table:table-cell office:value-type="float" office:value="0.0585630436368837" calcext:value-type="float">
            <text:p>0.058563043636884</text:p>
          </table:table-cell>
          <table:table-cell office:value-type="float" office:value="0.0928202280925573" calcext:value-type="float">
            <text:p>0.092820228092557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4751405872706" calcext:value-type="float">
            <text:p>0.64751405872706</text:p>
          </table:table-cell>
          <table:table-cell office:value-type="float" office:value="0.109360233219117" calcext:value-type="float">
            <text:p>0.109360233219117</text:p>
          </table:table-cell>
          <table:table-cell office:value-type="float" office:value="0.455353667494522" calcext:value-type="float">
            <text:p>0.455353667494522</text:p>
          </table:table-cell>
          <table:table-cell office:value-type="float" office:value="0.112085311232383" calcext:value-type="float">
            <text:p>0.112085311232383</text:p>
          </table:table-cell>
          <table:table-cell office:value-type="float" office:value="0.0880061656025957" calcext:value-type="float">
            <text:p>0.088006165602596</text:p>
          </table:table-cell>
          <table:table-cell office:value-type="float" office:value="0.438726318736428" calcext:value-type="float">
            <text:p>0.4387263187364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323868876381481" calcext:value-type="float">
            <text:p>0.323868876381481</text:p>
          </table:table-cell>
          <table:table-cell office:value-type="float" office:value="0" calcext:value-type="float">
            <text:p>0</text:p>
          </table:table-cell>
          <table:table-cell office:value-type="float" office:value="0.226734994654759" calcext:value-type="float">
            <text:p>0.22673499465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489525781922" calcext:value-type="float">
            <text:p>0.17848952578192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78636082209509" calcext:value-type="float">
            <text:p>0.057863608220951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formula="of:=AVERAGE([.A2:.A51])" office:value-type="float" office:value="0.212" calcext:value-type="float">
            <text:p>0.212</text:p>
          </table:table-cell>
          <table:table-cell table:formula="of:=AVERAGE([.B2:.B51])" office:value-type="float" office:value="0.072" calcext:value-type="float">
            <text:p>0.072</text:p>
          </table:table-cell>
          <table:table-cell table:formula="of:=AVERAGE([.C2:.C51])" office:value-type="float" office:value="0.269892580621328" calcext:value-type="float">
            <text:p>0.269892580621328</text:p>
          </table:table-cell>
          <table:table-cell table:formula="of:=AVERAGE([.D2:.D51])" office:value-type="float" office:value="0.0140004860480863" calcext:value-type="float">
            <text:p>0.014000486048086</text:p>
          </table:table-cell>
          <table:table-cell table:formula="of:=AVERAGE([.E2:.E51])" office:value-type="float" office:value="0.283965146903224" calcext:value-type="float">
            <text:p>0.283965146903224</text:p>
          </table:table-cell>
          <table:table-cell table:formula="of:=AVERAGE([.F2:.F51])" office:value-type="float" office:value="0.0294011440359688" calcext:value-type="float">
            <text:p>0.029401144035969</text:p>
          </table:table-cell>
          <table:table-cell table:formula="of:=AVERAGE([.G2:.G51])" office:value-type="float" office:value="0.0402123154744053" calcext:value-type="float">
            <text:p>0.040212315474405</text:p>
          </table:table-cell>
          <table:table-cell table:formula="of:=AVERAGE([.H2:.H51])" office:value-type="float" office:value="0.255581645935583" calcext:value-type="float">
            <text:p>0.255581645935583</text:p>
          </table:table-cell>
          <table:table-cell/>
        </table:table-row>
        <table:table-row table:style-name="ro1">
          <table:table-cell table:formula="of:=STDEV([.A2:.A51])" office:value-type="float" office:value="0.206664472228859" calcext:value-type="float">
            <text:p>0.206664472228859</text:p>
          </table:table-cell>
          <table:table-cell table:formula="of:=STDEV([.B2:.B51])" office:value-type="float" office:value="0.124605499927752" calcext:value-type="float">
            <text:p>0.124605499927752</text:p>
          </table:table-cell>
          <table:table-cell table:formula="of:=STDEV([.C2:.C51])" office:value-type="float" office:value="0.345460353579489" calcext:value-type="float">
            <text:p>0.345460353579489</text:p>
          </table:table-cell>
          <table:table-cell table:formula="of:=STDEV([.D2:.D51])" office:value-type="float" office:value="0.0600779401252717" calcext:value-type="float">
            <text:p>0.060077940125272</text:p>
          </table:table-cell>
          <table:table-cell table:formula="of:=STDEV([.E2:.E51])" office:value-type="float" office:value="0.281551709604878" calcext:value-type="float">
            <text:p>0.281551709604878</text:p>
          </table:table-cell>
          <table:table-cell table:formula="of:=STDEV([.F2:.F51])" office:value-type="float" office:value="0.0728542515379164" calcext:value-type="float">
            <text:p>0.072854251537917</text:p>
          </table:table-cell>
          <table:table-cell table:formula="of:=STDEV([.G2:.G51])" office:value-type="float" office:value="0.0859377377062778" calcext:value-type="float">
            <text:p>0.085937737706278</text:p>
          </table:table-cell>
          <table:table-cell table:formula="of:=STDEV([.H2:.H51])" office:value-type="float" office:value="0.250498290807026" calcext:value-type="float">
            <text:p>0.2504982908070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30T14:20:22.479612232</dc:date>
    <meta:editing-duration>PT2H56M38S</meta:editing-duration>
    <meta:editing-cycles>1</meta:editing-cycles>
    <meta:document-statistic meta:table-count="1" meta:cell-count="475" meta:object-count="0"/>
    <meta:generator>LibreOffice/6.0.7.3$Linux_X86_64 LibreOffice_project/00m0$Build-3</meta:generator>
  </office:meta>
</office:document-meta>
</file>